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 table:number-rows-repeated="7">
          <table:table-cell table:number-columns-repeated="12"/>
        </table:table-row>
        <table:table-row table:style-name="ro1">
          <table:table-cell office:value-type="string" calcext:value-type="string">
            <text:p>Merge A11-A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cond merged cell involved in calculation: CRASH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erge J12-K1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First merged cell involved in calculation: no crash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A12]+[.A16]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11]+[.K12]" office:value-type="float" office:value="3" calcext:value-type="float">
            <text:p>3</text:p>
          </table:table-cell>
        </table:table-row>
        <table:table-row table:style-name="ro2">
          <table:table-cell table:number-columns-repeated="1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Merge A21-A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 merged cell involved in calculation: no crash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erge J22-K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Firrst merged cell involved in calculation: no crash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1]+[.A26]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21]+[.J22]" office:value-type="float" office:value="2" calcext:value-type="float">
            <text:p>2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Merge A30-A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 merged cell involved in calculation: CRA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</text:p>
          </table:table-cell>
          <table:table-cell table:formula="of:=CONCATENATE([.A30];[.A31];[.A32])" office:value-type="string" office:string-value="thisisbad" calcext:value-type="string">
            <text:p>thisisbad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number:text>)</number:text>
      <style:map style:condition="value()&gt;=0" style:apply-style-name="N112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 style:data-style-name="N2" text:time-value="22:31:38.065288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rst Last</meta:initial-creator>
    <meta:creation-date>2012-06-24T07:45:52.62</meta:creation-date>
    <dc:date>2018-02-11T09:26:12.073298399</dc:date>
    <dc:creator>Libre Office</dc:creator>
    <meta:editing-duration>PT10H55M48S</meta:editing-duration>
    <meta:editing-cycles>7</meta:editing-cycles>
    <meta:generator>LibreOfficeDev/6.1.0.0.alpha0$Linux_X86_64 LibreOffice_project/17adc2f8ebe48a3b7dd394269b09240967fc5995</meta:generator>
    <meta:document-statistic meta:table-count="1" meta:cell-count="30" meta:object-count="0"/>
  </office:meta>
</office:document-meta>
</file>